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var secondary-font" fo:font-size="16.5pt" fo:letter-spacing="normal" fo:font-style="normal" fo:font-weight="normal" officeooo:rsid="000d237a" officeooo:paragraph-rsid="000d237a"/>
    </style:style>
    <style:style style:name="P2" style:family="paragraph" style:parent-style-name="Heading_20_3">
      <style:paragraph-properties fo:margin-left="0cm" fo:margin-right="0cm" fo:margin-top="0cm" fo:margin-bottom="0.635cm" loext:contextual-spacing="false" fo:line-height="110%" fo:orphans="2" fo:widows="2" fo:text-indent="0cm" style:auto-text-indent="false"/>
      <style:text-properties fo:font-variant="normal" fo:text-transform="none" fo:color="#333333" style:font-name="var secondary-font" fo:font-size="12pt" fo:letter-spacing="normal" fo:font-style="normal" fo:font-weight="bold" loext:padding="0cm" loext:border="none"/>
    </style:style>
    <style:style style:name="P3" style:family="paragraph" style:parent-style-name="Standard">
      <style:text-properties officeooo:rsid="000d237a" officeooo:paragraph-rsid="000d237a"/>
    </style:style>
    <style:style style:name="P4" style:family="paragraph" style:parent-style-name="Standard">
      <style:text-properties fo:font-variant="normal" fo:text-transform="none" fo:color="#333333" style:font-name="Source Sans Pro" fo:font-size="10.5pt" fo:letter-spacing="normal" fo:font-style="normal" fo:font-weight="normal" officeooo:rsid="000d237a" officeooo:paragraph-rsid="000d237a"/>
    </style:style>
    <style:style style:name="P5" style:family="paragraph" style:parent-style-name="Standard">
      <style:paragraph-properties fo:margin-left="0cm" fo:margin-right="0cm" fo:margin-top="0cm" fo:margin-bottom="0.265cm" loext:contextual-spacing="false" fo:orphans="2" fo:widows="2" fo:text-indent="0cm" style:auto-text-indent="false"/>
      <style:text-properties fo:font-variant="normal" fo:text-transform="none" fo:color="#333333" style:font-name="Source Sans Pro" fo:font-size="16.5pt" fo:letter-spacing="normal" fo:font-style="normal" fo:font-weight="bold"/>
    </style:style>
    <style:style style:name="P6"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7"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loext:padding="0cm" loext:border="none"/>
    </style:style>
    <style:style style:name="P8"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bold" loext:padding="0cm" loext:border="none"/>
    </style:style>
    <style:style style:name="P9" style:family="paragraph" style:parent-style-name="Text_20_body">
      <style:paragraph-properties fo:margin-left="0cm" fo:margin-right="0cm" fo:margin-top="0cm" fo:margin-bottom="0.132cm" loext:contextual-spacing="false" style:line-height-at-least="0.529cm" fo:orphans="2" fo:widows="2" fo:text-indent="0cm" style:auto-text-indent="false"/>
    </style:style>
    <style:style style:name="P10" style:family="paragraph" style:parent-style-name="Text_20_body" style:list-style-name="L1">
      <style:paragraph-properties fo:margin-left="0.794cm" fo:margin-right="0cm" fo:margin-top="0cm" fo:margin-bottom="0.212cm" loext:contextual-spacing="false" style:line-height-at-least="0.873cm" fo:orphans="2" fo:widows="2" fo:text-indent="0cm" style:auto-text-indent="false" fo:padding="0cm" fo:border="none"/>
      <style:text-properties fo:font-variant="normal" fo:text-transform="none" fo:color="#333333" fo:letter-spacing="normal"/>
    </style:style>
    <style:style style:name="P11" style:family="paragraph" style:parent-style-name="Text_20_body">
      <style:paragraph-properties fo:margin-top="0cm" fo:margin-bottom="1.058cm" loext:contextual-spacing="false" fo:orphans="2" fo:widows="2"/>
    </style:style>
    <style:style style:name="T1" style:family="text">
      <style:text-properties style:font-name="Source Sans Pro" fo:font-size="12pt" fo:font-style="normal" fo:font-weight="normal"/>
    </style:style>
    <style:style style:name="T2" style:family="text">
      <style:text-properties fo:font-weight="bold"/>
    </style:style>
    <style:style style:name="T3" style:family="text">
      <style:text-properties fo:font-variant="normal" fo:text-transform="none" fo:color="#333333" style:font-name="Source Sans Pro" fo:font-size="12pt" fo:letter-spacing="normal" fo:font-style="normal" fo:font-weight="normal" loext:padding="0cm" loext:border="none"/>
    </style:style>
    <style:style style:name="T4" style:family="text">
      <style:text-properties fo:font-variant="normal" fo:text-transform="none" fo:color="#0077cc"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5" style:family="text">
      <style:text-properties fo:color="#666666" fo:font-size="16.5pt"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lase 7</text:p>
      <text:p text:style-name="P3"/>
      <text:p text:style-name="P3">Ver erroeres en playground</text:p>
      <text:h text:style-name="P1" text:outline-level="2">Introducción a estimación y métricas</text:h>
      <text:p text:style-name="P6">El tiempo es un recurso limitado y sumamente importante de gestionar efectivamente en los proyectos. Una vez que se delimita el alcance de lo que se quiere construir y se cuenta con la pila del product backlog items o user stories que se van a desarrollar, se debe realizar la estimación de tiempo que va a llevar cada una, para poder tener visibilidad de cuánto tiempo llevará tener el software funcionando.</text:p>
      <text:p text:style-name="Text_20_body"/>
      <text:p text:style-name="P6">Es este átomo veremos:</text:p>
      <text:list xml:id="list3389639524" text:style-name="L1">
        <text:list-item>
          <text:p text:style-name="P10"> <text:span text:style-name="T1">En qué momento y cómo se estiman las historias de usuario. Qué técnica podemos utilizar para lograr aproximarnos lo más posible a la realidad.</text:span></text:p>
        </text:list-item>
        <text:list-item>
          <text:p text:style-name="P10"> <text:span text:style-name="T1">Cómo verificar si la estimación fue acertada una vez terminada la tarea.</text:span></text:p>
        </text:list-item>
        <text:list-item>
          <text:p text:style-name="P10"> <text:span text:style-name="T1">Cómo obtener información sobre la velocidad de avance del proyecto que me dé visibilidad y me permita tomar decisiones inteligentes con anticipación.</text:span></text:p>
        </text:list-item>
      </text:list>
      <text:p text:style-name="P4"><text:span text:style-name="T5">¿Cómo estimamos las historias?</text:span> </text:p>
      <text:p text:style-name="P4"><text:line-break/>Estimar: programar el valor de algo basandose en supuestos, la mejor aproximacion</text:p>
      <text:p text:style-name="P4">Se estiman las historias de usuario q selecciona el product owner para desarrollar el siguiente sprint</text:p>
      <text:p text:style-name="P4"/>
      <text:p text:style-name="P4">Porque por puntos de historia y no por horas: tres razones</text:p>
      <text:p text:style-name="P4"/>
      <text:p text:style-name="P5">Estimación y métricas - HTML2</text:p>
      <text:h text:style-name="P2" text:outline-level="3">Unidad de medida de la estimación</text:h>
      <text:p text:style-name="P7">¿Por qué se estima en esfuerzo? ¿Por que no se estima en tiempo, en horas? Para mitigar el riesgo de proveer estimaciones incorrectas, en metodologías ágiles se opta porreducir la precisión de las estimaciones en función de cuánto conocimiento se tiene sobre el esfuerzo que se requiere estimar. De esta manera, los “requerimientos” y sus “estimaciones” se categorizan en diferentes niveles de precisión.</text:p>
      <text:p text:style-name="P11"/>
      <text:p text:style-name="P7">Esta estimación se realiza en <text:span text:style-name="T2">story points</text:span> (puntos de historia), una medida arbitraria de tamaño. Los story points son específicos de cada equipo, no pueden compararse entre diferentes equipos y a veces ni siquiera entre diferentes proyectos del mismo equipo. Lo único que indican es el tamaño relativo que tiene cada funcionalidad del backlog respecto a las demás. Estos puntos respetan la sucesión de Fibonacci, una sucesión de números que se forman a partir de la suma de los 2 anteriores; estos son: 0, 1, 2, 3, 5, 8, 13, 21 ...</text:p>
      <text:p text:style-name="P11"><text:soft-page-break/></text:p>
      <text:p text:style-name="P8">Pero, ¿cómo sabemos que número asignarle a cada historia?</text:p>
      <text:p text:style-name="P7">Para eso utilizaremos la técnica de la <text:span text:style-name="T2">estimación relativa</text:span>. Donde seleccionaremos una historia pequeña, que conozcamos lo más posible su dificultad, y la ubicamos en una recta de 2 ejes, que irá de izquierda a derecha, de menos esfuerzo a más esfuerzo, y una a una, analizaremos el resto de las historias, comparada con la seleccionada, para determinar con el equipo, si requerirá menos esfuerzo (la ubicamos a la izquierda) o más esfuerzo (la ubicamos a la derecha).</text:p>
      <text:p text:style-name="P11"/>
      <text:p text:style-name="P8">¿Cómo consensuamos con el equipo de qué manera estimar cada historia?</text:p>
      <text:p text:style-name="P9"><text:span text:style-name="T3">Para eso se realiza una dinámica grupal llamada planning poker, en donde cada uno expone su estimación, se debate y justifica por qué le adjudicó el valor a cada una, y luego se llega a un consenso. Las estimaciones grupales son más acertadas que las individuales, como se puede comprobar con la </text:span><text:a xlink:type="simple" xlink:href="https://youtu.be/6I6tfyKefss" office:target-frame-name="_blank" xlink:show="new" text:style-name="Internet_20_link" text:visited-style-name="Visited_20_Internet_20_Link"><text:span text:style-name="T4">teoría de la "sabiduría de las masas".</text:span></text:a></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5T00:15:25.962000000</meta:creation-date>
    <meta:generator>LibreOffice/6.4.2.2$Windows_X86_64 LibreOffice_project/4e471d8c02c9c90f512f7f9ead8875b57fcb1ec3</meta:generator>
    <dc:date>2021-04-25T00:25:05.894000000</dc:date>
    <meta:editing-duration>PT9M40S</meta:editing-duration>
    <meta:editing-cycles>1</meta:editing-cycles>
    <meta:document-statistic meta:table-count="0" meta:image-count="0" meta:object-count="0" meta:page-count="2" meta:paragraph-count="20" meta:word-count="513" meta:character-count="3066" meta:non-whitespace-character-count="2571"/>
  </office:meta>
</office:document-meta>
</file>